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1eee07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paragraph-rsid="002010cf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top="0in" fo:margin-bottom="0.1965in" loext:contextual-spacing="false"/>
      <style:text-properties fo:background-color="#ffff00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paragraph-rsid="0023481c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eature_size 10</text:p>
      <text:p text:style-name="Preformatted_20_Text">0.46</text:p>
      <text:p text:style-name="Preformatted_20_Text">Most Informative Features</text:p>
      <text:p text:style-name="Preformatted_20_Text">contains(definitely go back) = 'True' <text:s text:c="11"/>4.0 : 1.0 <text:s text:c="3"/>= <text:s text:c="3"/>148.0 : 1.0</text:p>
      <text:p text:style-name="Preformatted_20_Text">contains(definitely come back) = 'True' <text:s text:c="11"/>4.0 : 1.0 <text:s text:c="3"/>= <text:s text:c="3"/>115.7 : 1.0</text:p>
      <text:p text:style-name="Preformatted_20_Text">contains(would definitely come) = 'True' <text:s text:c="11"/>4.0 : 2.0 <text:s text:c="3"/>= <text:s text:c="4"/>36.2 : 1.0</text:p>
      <text:p text:style-name="Preformatted_20_Text">contains(would definitely go) = 'True' <text:s text:c="11"/>4.0 : 1.0 <text:s text:c="3"/>= <text:s text:c="4"/>33.9 : 1.0</text:p>
      <text:p text:style-name="Preformatted_20_Text">contains(would definitely recommend) = 'True' <text:s text:c="11"/>4.0 : 1.0 <text:s text:c="3"/>= <text:s text:c="4"/>28.9 : 1.0</text:p>
      <text:p text:style-name="Preformatted_20_Text">contains(would highly recommend) = 'True' <text:s text:c="11"/>5.0 : 1.0 <text:s text:c="3"/>= <text:s text:c="4"/>11.0 : 1.0</text:p>
      <text:p text:style-name="Preformatted_20_Text"><text:s/>contains(would go back) = 'True' <text:s text:c="11"/>3.0 : 1.0 <text:s text:c="3"/>= <text:s text:c="5"/>9.4 : 1.0</text:p>
      <text:p text:style-name="Preformatted_20_Text">contains(would come back) = 'True' <text:s text:c="11"/>3.0 : 1.0 <text:s text:c="3"/>= <text:s text:c="5"/>8.2 : 1.0</text:p>
      <text:p text:style-name="Preformatted_20_Text">contains(sweet potato fries) = 'True' <text:s text:c="11"/>3.0 : 1.0 <text:s text:c="3"/>= <text:s text:c="5"/>3.2 : 1.0</text:p>
      <text:p text:style-name="Preformatted_20_Text"><text:s text:c="2"/>contains(mac n cheese) = 'True' <text:s text:c="11"/>4.0 : 1.0 <text:s text:c="3"/>= <text:s text:c="5"/>1.9 : 1.0</text:p>
      <text:p text:style-name="Preformatted_20_Text">contains(definitely come back) = 'False' <text:s text:c="10"/>1.0 : 4.0 <text:s text:c="3"/>= <text:s text:c="5"/>1.0 : 1.0</text:p>
      <text:p text:style-name="Preformatted_20_Text">contains(definitely go back) = 'False' <text:s text:c="10"/>1.0 : 4.0 <text:s text:c="3"/>= <text:s text:c="5"/>1.0 : 1.0</text:p>
      <text:p text:style-name="Preformatted_20_Text"><text:s/>contains(would go back) = 'False' <text:s text:c="10"/>1.0 : 3.0 <text:s text:c="3"/>= <text:s text:c="5"/>1.0 : 1.0</text:p>
      <text:p text:style-name="Preformatted_20_Text">contains(would come back) = 'False' <text:s text:c="10"/>1.0 : 3.0 <text:s text:c="3"/>= <text:s text:c="5"/>1.0 : 1.0</text:p>
      <text:p text:style-name="Preformatted_20_Text">contains(would definitely come) = 'False' <text:s text:c="10"/>1.0 : 4.0 <text:s text:c="3"/>= <text:s text:c="5"/>1.0 : 1.0</text:p>
      <text:p text:style-name="Preformatted_20_Text">contains(would definitely recommend) = 'False' <text:s text:c="10"/>1.0 : 4.0 <text:s text:c="3"/>= <text:s text:c="5"/>1.0 : 1.0</text:p>
      <text:p text:style-name="Preformatted_20_Text">contains(would definitely go) = 'False' <text:s text:c="10"/>1.0 : 4.0 <text:s text:c="3"/>= <text:s text:c="5"/>1.0 : 1.0</text:p>
      <text:p text:style-name="Preformatted_20_Text">contains(would highly recommend) = 'False' <text:s text:c="10"/>1.0 : 5.0 <text:s text:c="3"/>= <text:s text:c="5"/>1.0 : 1.0</text:p>
      <text:p text:style-name="Preformatted_20_Text">contains(sweet potato fries) = 'False' <text:s text:c="10"/>1.0 : 3.0 <text:s text:c="3"/>= <text:s text:c="5"/>1.0 : 1.0</text:p>
      <text:p text:style-name="Preformatted_20_Text"><text:s text:c="2"/>contains(mac n cheese) = 'False' <text:s text:c="10"/>1.0 : 4.0 <text:s text:c="3"/>= <text:s text:c="5"/>1.0 : 1.0</text:p>
      <text:p text:style-name="P1"/>
      <text:p text:style-name="P3">feature_size 30</text:p>
      <text:p text:style-name="Preformatted_20_Text">0.44</text:p>
      <text:p text:style-name="Preformatted_20_Text">Most Informative Features</text:p>
      <text:p text:style-name="Preformatted_20_Text">contains(definitely go back) = 'True' <text:s text:c="11"/>4.0 : 1.0 <text:s text:c="3"/>= <text:s text:c="3"/>148.0 : 1.0</text:p>
      <text:p text:style-name="Preformatted_20_Text"><text:s/>contains(never go back) = 'True' <text:s text:c="11"/>1.0 : 4.0 <text:s text:c="3"/>= <text:s text:c="3"/>134.2 : 1.0</text:p>
      <text:p text:style-name="Preformatted_20_Text">contains(definitely come back) = 'True' <text:s text:c="11"/>4.0 : 1.0 <text:s text:c="3"/>= <text:s text:c="3"/>115.7 : 1.0</text:p>
      <text:p text:style-name="Preformatted_20_Text">contains(say enough good) = 'True' <text:s text:c="11"/>5.0 : 2.0 <text:s text:c="3"/>= <text:s text:c="4"/>71.8 : 1.0</text:p>
      <text:p text:style-name="Preformatted_20_Text">contains(would definitely come) = 'True' <text:s text:c="11"/>4.0 : 2.0 <text:s text:c="3"/>= <text:s text:c="4"/>36.2 : 1.0</text:p>
      <text:p text:style-name="Preformatted_20_Text">contains(would definitely go) = 'True' <text:s text:c="11"/>4.0 : 1.0 <text:s text:c="3"/>= <text:s text:c="4"/>33.9 : 1.0</text:p>
      <text:p text:style-name="Preformatted_20_Text">contains(back next time) = 'True' <text:s text:c="11"/>5.0 : 1.0 <text:s text:c="3"/>= <text:s text:c="4"/>29.3 : 1.0</text:p>
      <text:p text:style-name="Preformatted_20_Text">contains(would definitely recommend) = 'True' <text:s text:c="11"/>4.0 : 1.0 <text:s text:c="3"/>= <text:s text:c="4"/>28.9 : 1.0</text:p>
      <text:p text:style-name="Preformatted_20_Text">contains(definitely coming back) = 'True' <text:s text:c="11"/>5.0 : 3.0 <text:s text:c="3"/>= <text:s text:c="4"/>15.6 : 1.0</text:p>
      <text:p text:style-name="Preformatted_20_Text">contains(best lobster roll) = 'True' <text:s text:c="11"/>5.0 : 1.0 <text:s text:c="3"/>= <text:s text:c="4"/>11.6 : 1.0</text:p>
      <text:p text:style-name="Preformatted_20_Text">contains(would highly recommend) = 'True' <text:s text:c="11"/>5.0 : 1.0 <text:s text:c="3"/>= <text:s text:c="4"/>11.0 : 1.0</text:p>
      <text:p text:style-name="Preformatted_20_Text">contains(really looking forward) = 'True' <text:s text:c="11"/>2.0 : 5.0 <text:s text:c="3"/>= <text:s text:c="4"/>10.4 : 1.0</text:p>
      <text:p text:style-name="Preformatted_20_Text">contains(love love love) = 'True' <text:s text:c="11"/>5.0 : 1.0 <text:s text:c="3"/>= <text:s text:c="4"/>10.0 : 1.0</text:p>
      <text:p text:style-name="Preformatted_20_Text"><text:s/>contains(would go back) = 'True' <text:s text:c="11"/>3.0 : 1.0 <text:s text:c="3"/>= <text:s text:c="5"/>9.4 : 1.0</text:p>
      <text:p text:style-name="Preformatted_20_Text">contains(would come back) = 'True' <text:s text:c="11"/>3.0 : 1.0 <text:s text:c="3"/>= <text:s text:c="5"/>8.2 : 1.0</text:p>
      <text:p text:style-name="Preformatted_20_Text">contains(really go wrong) = 'True' <text:s text:c="11"/>4.0 : 1.0 <text:s text:c="3"/>= <text:s text:c="5"/>7.2 : 1.0</text:p>
      <text:p text:style-name="Preformatted_20_Text">contains(keep coming back) = 'True' <text:s text:c="11"/>5.0 : 1.0 <text:s text:c="3"/>= <text:s text:c="5"/>6.1 : 1.0</text:p>
      <text:p text:style-name="Preformatted_20_Text">contains(first time trying) = 'True' <text:s text:c="11"/>4.0 : 1.0 <text:s text:c="3"/>= <text:s text:c="5"/>5.5 : 1.0</text:p>
      <text:p text:style-name="Preformatted_20_Text">contains(sweet potato fries) = 'True' <text:s text:c="11"/>3.0 : 1.0 <text:s text:c="3"/>= <text:s text:c="5"/>3.2 : 1.0</text:p>
      <text:p text:style-name="Preformatted_20_Text"><text:s text:c="3"/>contains(let us know) = 'True' <text:s text:c="11"/>1.0 : 4.0 <text:s text:c="3"/>= <text:s text:c="5"/>3.1 : 1.0</text:p>
      <text:p text:style-name="Preformatted_20_Text">contains(squid ink pasta) = 'True' <text:s text:c="11"/>5.0 : 1.0 <text:s text:c="3"/>= <text:s text:c="5"/>2.7 : 1.0</text:p>
      <text:p text:style-name="Preformatted_20_Text"><text:s text:c="2"/>contains(made us feel) = 'True' <text:s text:c="11"/>5.0 : 3.0 <text:s text:c="3"/>= <text:s text:c="5"/>2.5 : 1.0</text:p>
      <text:p text:style-name="Preformatted_20_Text">contains(soft shell crab) = 'True' <text:s text:c="11"/>5.0 : 1.0 <text:s text:c="3"/>= <text:s text:c="5"/>2.5 : 1.0</text:p>
      <text:p text:style-name="Preformatted_20_Text"><text:s/>contains(xiao long bao) = 'True' <text:s text:c="11"/>3.0 : 1.0 <text:s text:c="3"/>= <text:s text:c="5"/>2.4 : 1.0</text:p>
      <text:p text:style-name="Preformatted_20_Text">contains(seated right away) = 'True' <text:s text:c="11"/>4.0 : 1.0 <text:s text:c="3"/>= <text:s text:c="5"/>2.4 : 1.0</text:p>
      <text:p text:style-name="Preformatted_20_Text"><text:s/>contains(thai iced tea) = 'True' <text:s text:c="11"/>4.0 : 1.0 <text:s text:c="3"/>= <text:s text:c="5"/>2.1 : 1.0</text:p>
      <text:p text:style-name="Preformatted_20_Text"><text:soft-page-break/>contains(french onion soup) = 'True' <text:s text:c="11"/>2.0 : 1.0 <text:s text:c="3"/>= <text:s text:c="5"/>2.0 : 1.0</text:p>
      <text:p text:style-name="Preformatted_20_Text"><text:s text:c="2"/>contains(mac n cheese) = 'True' <text:s text:c="11"/>4.0 : 1.0 <text:s text:c="3"/>= <text:s text:c="5"/>1.9 : 1.0</text:p>
      <text:p text:style-name="Preformatted_20_Text">contains(new england clam) = 'True' <text:s text:c="11"/>3.0 : 1.0 <text:s text:c="3"/>= <text:s text:c="5"/>1.9 : 1.0</text:p>
      <text:p text:style-name="Preformatted_20_Text">contains(great great great) = 'True' <text:s text:c="11"/>5.0 : 4.0 <text:s text:c="3"/>= <text:s text:c="5"/>1.8 : 1.0</text:p>
      <text:p text:style-name="P1"/>
      <text:p text:style-name="P3">feature_size 50</text:p>
      <text:p text:style-name="Preformatted_20_Text"/>
      <text:p text:style-name="Preformatted_20_Text">0.45</text:p>
      <text:p text:style-name="Preformatted_20_Text">Most Informative Features</text:p>
      <text:p text:style-name="Preformatted_20_Text">contains(definitely go back) = 'True' <text:s text:c="11"/>4.0 : 1.0 <text:s text:c="3"/>= <text:s text:c="3"/>148.0 : 1.0</text:p>
      <text:p text:style-name="Preformatted_20_Text"><text:s/>contains(never go back) = 'True' <text:s text:c="11"/>1.0 : 4.0 <text:s text:c="3"/>= <text:s text:c="3"/>134.2 : 1.0</text:p>
      <text:p text:style-name="Preformatted_20_Text">contains(definitely come back) = 'True' <text:s text:c="11"/>4.0 : 1.0 <text:s text:c="3"/>= <text:s text:c="3"/>115.7 : 1.0</text:p>
      <text:p text:style-name="Preformatted_20_Text">contains(say enough good) = 'True' <text:s text:c="11"/>5.0 : 2.0 <text:s text:c="3"/>= <text:s text:c="4"/>71.8 : 1.0</text:p>
      <text:p text:style-name="Preformatted_20_Text">contains(enough good things) = 'True' <text:s text:c="11"/>5.0 : 2.0 <text:s text:c="3"/>= <text:s text:c="4"/>71.4 : 1.0</text:p>
      <text:p text:style-name="Preformatted_20_Text">contains(would definitely come) = 'True' <text:s text:c="11"/>4.0 : 2.0 <text:s text:c="3"/>= <text:s text:c="4"/>36.2 : 1.0</text:p>
      <text:p text:style-name="Preformatted_20_Text">contains(would definitely go) = 'True' <text:s text:c="11"/>4.0 : 1.0 <text:s text:c="3"/>= <text:s text:c="4"/>33.9 : 1.0</text:p>
      <text:p text:style-name="Preformatted_20_Text">contains(back next time) = 'True' <text:s text:c="11"/>5.0 : 1.0 <text:s text:c="3"/>= <text:s text:c="4"/>29.3 : 1.0</text:p>
      <text:p text:style-name="Preformatted_20_Text">contains(would definitely recommend) = 'True' <text:s text:c="11"/>4.0 : 1.0 <text:s text:c="3"/>= <text:s text:c="4"/>28.9 : 1.0</text:p>
      <text:p text:style-name="Preformatted_20_Text">contains(probably go back) = 'True' <text:s text:c="11"/>3.0 : 5.0 <text:s text:c="3"/>= <text:s text:c="4"/>26.6 : 1.0</text:p>
      <text:p text:style-name="Preformatted_20_Text">contains(probably come back) = 'True' <text:s text:c="11"/>3.0 : 5.0 <text:s text:c="3"/>= <text:s text:c="4"/>21.7 : 1.0</text:p>
      <text:p text:style-name="Preformatted_20_Text">contains(definitely coming back) = 'True' <text:s text:c="11"/>5.0 : 3.0 <text:s text:c="3"/>= <text:s text:c="4"/>15.6 : 1.0</text:p>
      <text:p text:style-name="Preformatted_20_Text">contains(best lobster roll) = 'True' <text:s text:c="11"/>5.0 : 1.0 <text:s text:c="3"/>= <text:s text:c="4"/>11.6 : 1.0</text:p>
      <text:p text:style-name="Preformatted_20_Text">contains(would highly recommend) = 'True' <text:s text:c="11"/>5.0 : 1.0 <text:s text:c="3"/>= <text:s text:c="4"/>11.0 : 1.0</text:p>
      <text:p text:style-name="Preformatted_20_Text">contains(really looking forward) = 'True' <text:s text:c="11"/>2.0 : 5.0 <text:s text:c="3"/>= <text:s text:c="4"/>10.4 : 1.0</text:p>
      <text:p text:style-name="Preformatted_20_Text">contains(love love love) = 'True' <text:s text:c="11"/>5.0 : 1.0 <text:s text:c="3"/>= <text:s text:c="4"/>10.0 : 1.0</text:p>
      <text:p text:style-name="Preformatted_20_Text"><text:s/>contains(would go back) = 'True' <text:s text:c="11"/>3.0 : 1.0 <text:s text:c="3"/>= <text:s text:c="5"/>9.4 : 1.0</text:p>
      <text:p text:style-name="Preformatted_20_Text">contains(would come back) = 'True' <text:s text:c="11"/>3.0 : 1.0 <text:s text:c="3"/>= <text:s text:c="5"/>8.2 : 1.0</text:p>
      <text:p text:style-name="Preformatted_20_Text">contains(vanilla ice cream) = 'True' <text:s text:c="11"/>4.0 : 1.0 <text:s text:c="3"/>= <text:s text:c="5"/>7.4 : 1.0</text:p>
      <text:p text:style-name="Preformatted_20_Text">contains(really go wrong) = 'True' <text:s text:c="11"/>4.0 : 1.0 <text:s text:c="3"/>= <text:s text:c="5"/>7.2 : 1.0</text:p>
      <text:p text:style-name="Preformatted_20_Text">contains(great beer selection) = 'True' <text:s text:c="11"/>4.0 : 1.0 <text:s text:c="3"/>= <text:s text:c="5"/>6.4 : 1.0</text:p>
      <text:p text:style-name="Preformatted_20_Text">contains(keep coming back) = 'True' <text:s text:c="11"/>5.0 : 1.0 <text:s text:c="3"/>= <text:s text:c="5"/>6.1 : 1.0</text:p>
      <text:p text:style-name="Preformatted_20_Text">contains(first time trying) = 'True' <text:s text:c="11"/>4.0 : 1.0 <text:s text:c="3"/>= <text:s text:c="5"/>5.5 : 1.0</text:p>
      <text:p text:style-name="Preformatted_20_Text"><text:s text:c="2"/>contains(key lime pie) = 'True' <text:s text:c="11"/>5.0 : 1.0 <text:s text:c="3"/>= <text:s text:c="5"/>4.7 : 1.0</text:p>
      <text:p text:style-name="Preformatted_20_Text">contains(heard good things) = 'True' <text:s text:c="11"/>2.0 : 5.0 <text:s text:c="3"/>= <text:s text:c="5"/>4.3 : 1.0</text:p>
      <text:p text:style-name="Preformatted_20_Text">contains(hot lobster roll) = 'True' <text:s text:c="11"/>5.0 : 1.0 <text:s text:c="3"/>= <text:s text:c="5"/>4.0 : 1.0</text:p>
      <text:p text:style-name="Preformatted_20_Text">contains(would definitely return) = 'True' <text:s text:c="11"/>4.0 : 3.0 <text:s text:c="3"/>= <text:s text:c="5"/>3.5 : 1.0</text:p>
      <text:p text:style-name="Preformatted_20_Text">contains(butternut squash ravioli) = 'True' <text:s text:c="11"/>5.0 : 1.0 <text:s text:c="3"/>= <text:s text:c="5"/>3.5 : 1.0</text:p>
      <text:p text:style-name="Preformatted_20_Text">contains(best italian food) = 'True' <text:s text:c="11"/>5.0 : 3.0 <text:s text:c="3"/>= <text:s text:c="5"/>3.3 : 1.0</text:p>
      <text:p text:style-name="Preformatted_20_Text"><text:s text:c="4"/>contains(pad see ew) = 'True' <text:s text:c="11"/>4.0 : 1.0 <text:s text:c="3"/>= <text:s text:c="5"/>3.3 : 1.0</text:p>
      <text:p text:style-name="P1"/>
      <text:p text:style-name="Preformatted_20_Text"/>
      <text:p text:style-name="P3">feature_size 100</text:p>
      <text:p text:style-name="Preformatted_20_Text">0.45</text:p>
      <text:p text:style-name="Preformatted_20_Text">Most Informative Features</text:p>
      <text:p text:style-name="Preformatted_20_Text">contains(never came back) = 'True' <text:s text:c="11"/>1.0 : 5.0 <text:s text:c="3"/>= <text:s text:c="3"/>217.3 : 1.0</text:p>
      <text:p text:style-name="Preformatted_20_Text">contains(never come back) = 'True' <text:s text:c="11"/>1.0 : 5.0 <text:s text:c="3"/>= <text:s text:c="3"/>180.6 : 1.0</text:p>
      <text:p text:style-name="Preformatted_20_Text">contains(definitely go back) = 'True' <text:s text:c="11"/>4.0 : 1.0 <text:s text:c="3"/>= <text:s text:c="3"/>148.0 : 1.0</text:p>
      <text:p text:style-name="Preformatted_20_Text"><text:s/>contains(never go back) = 'True' <text:s text:c="11"/>1.0 : 4.0 <text:s text:c="3"/>= <text:s text:c="3"/>134.2 : 1.0</text:p>
      <text:p text:style-name="Preformatted_20_Text">contains(definitely come back) = 'True' <text:s text:c="11"/>4.0 : 1.0 <text:s text:c="3"/>= <text:s text:c="3"/>115.7 : 1.0</text:p>
      <text:p text:style-name="Preformatted_20_Text">contains(say enough good) = 'True' <text:s text:c="11"/>5.0 : 2.0 <text:s text:c="3"/>= <text:s text:c="4"/>71.8 : 1.0</text:p>
      <text:p text:style-name="Preformatted_20_Text">contains(enough good things) = 'True' <text:s text:c="11"/>5.0 : 2.0 <text:s text:c="3"/>= <text:s text:c="4"/>71.4 : 1.0</text:p>
      <text:p text:style-name="Preformatted_20_Text">contains(would never go) = 'True' <text:s text:c="11"/>1.0 : 5.0 <text:s text:c="3"/>= <text:s text:c="4"/>64.7 : 1.0</text:p>
      <text:p text:style-name="Preformatted_20_Text"><text:soft-page-break/>contains(would definitely come) = 'True' <text:s text:c="11"/>4.0 : 2.0 <text:s text:c="3"/>= <text:s text:c="4"/>36.2 : 1.0</text:p>
      <text:p text:style-name="Preformatted_20_Text">contains(cannot go wrong) = 'True' <text:s text:c="11"/>5.0 : 2.0 <text:s text:c="3"/>= <text:s text:c="4"/>34.7 : 1.0</text:p>
      <text:p text:style-name="Preformatted_20_Text">contains(would definitely go) = 'True' <text:s text:c="11"/>4.0 : 1.0 <text:s text:c="3"/>= <text:s text:c="4"/>33.9 : 1.0</text:p>
      <text:p text:style-name="Preformatted_20_Text">contains(back next time) = 'True' <text:s text:c="11"/>5.0 : 1.0 <text:s text:c="3"/>= <text:s text:c="4"/>29.3 : 1.0</text:p>
      <text:p text:style-name="Preformatted_20_Text">contains(would definitely recommend) = 'True' <text:s text:c="11"/>4.0 : 1.0 <text:s text:c="3"/>= <text:s text:c="4"/>28.9 : 1.0</text:p>
      <text:p text:style-name="Preformatted_20_Text">contains(probably go back) = 'True' <text:s text:c="11"/>3.0 : 5.0 <text:s text:c="3"/>= <text:s text:c="4"/>26.6 : 1.0</text:p>
      <text:p text:style-name="Preformatted_20_Text">contains(cannot say enough) = 'True' <text:s text:c="11"/>5.0 : 1.0 <text:s text:c="3"/>= <text:s text:c="4"/>23.2 : 1.0</text:p>
      <text:p text:style-name="Preformatted_20_Text">contains(minus one star) = 'True' <text:s text:c="11"/>4.0 : 5.0 <text:s text:c="3"/>= <text:s text:c="4"/>22.5 : 1.0</text:p>
      <text:p text:style-name="Preformatted_20_Text">contains(probably come back) = 'True' <text:s text:c="11"/>3.0 : 5.0 <text:s text:c="3"/>= <text:s text:c="4"/>21.7 : 1.0</text:p>
      <text:p text:style-name="Preformatted_20_Text">contains(definitely coming back) = 'True' <text:s text:c="11"/>5.0 : 3.0 <text:s text:c="3"/>= <text:s text:c="4"/>15.6 : 1.0</text:p>
      <text:p text:style-name="Preformatted_20_Text">contains(go somewhere else) = 'True' <text:s text:c="11"/>1.0 : 5.0 <text:s text:c="3"/>= <text:s text:c="4"/>11.8 : 1.0</text:p>
      <text:p text:style-name="Preformatted_20_Text">contains(best lobster roll) = 'True' <text:s text:c="11"/>5.0 : 1.0 <text:s text:c="3"/>= <text:s text:c="4"/>11.6 : 1.0</text:p>
      <text:p text:style-name="Preformatted_20_Text">contains(would highly recommend) = 'True' <text:s text:c="11"/>5.0 : 1.0 <text:s text:c="3"/>= <text:s text:c="4"/>11.0 : 1.0</text:p>
      <text:p text:style-name="Preformatted_20_Text">contains(really looking forward) = 'True' <text:s text:c="11"/>2.0 : 5.0 <text:s text:c="3"/>= <text:s text:c="4"/>10.4 : 1.0</text:p>
      <text:p text:style-name="Preformatted_20_Text">contains(love love love) = 'True' <text:s text:c="11"/>5.0 : 1.0 <text:s text:c="3"/>= <text:s text:c="4"/>10.0 : 1.0</text:p>
      <text:p text:style-name="Preformatted_20_Text"><text:s/>contains(would go back) = 'True' <text:s text:c="11"/>3.0 : 1.0 <text:s text:c="3"/>= <text:s text:c="5"/>9.4 : 1.0</text:p>
      <text:p text:style-name="Preformatted_20_Text">contains(best fried chicken) = 'True' <text:s text:c="11"/>5.0 : 1.0 <text:s text:c="3"/>= <text:s text:c="5"/>8.3 : 1.0</text:p>
      <text:p text:style-name="Preformatted_20_Text">contains(definitely worth checking) = 'True' <text:s text:c="11"/>4.0 : 2.0 <text:s text:c="3"/>= <text:s text:c="5"/>8.2 : 1.0</text:p>
      <text:p text:style-name="Preformatted_20_Text">contains(would come back) = 'True' <text:s text:c="11"/>3.0 : 1.0 <text:s text:c="3"/>= <text:s text:c="5"/>8.2 : 1.0</text:p>
      <text:p text:style-name="Preformatted_20_Text">contains(vanilla ice cream) = 'True' <text:s text:c="11"/>4.0 : 1.0 <text:s text:c="3"/>= <text:s text:c="5"/>7.4 : 1.0</text:p>
      <text:p text:style-name="Preformatted_20_Text">contains(would definitely order) = 'True' <text:s text:c="11"/>4.0 : 2.0 <text:s text:c="3"/>= <text:s text:c="5"/>7.2 : 1.0</text:p>
      <text:p text:style-name="Preformatted_20_Text">contains(really go wrong) = 'True' <text:s text:c="11"/>4.0 : 1.0 <text:s text:c="3"/>= <text:s text:c="5"/>7.2 : 1.0</text:p>
      <text:p text:style-name="P1"/>
      <text:p text:style-name="P1"/>
      <text:p text:style-name="P6">feature_size 200</text:p>
      <text:p text:style-name="P5">0.47</text:p>
      <text:p text:style-name="P1">Most Informative Features</text:p>
      <text:p text:style-name="Preformatted_20_Text">contains(never came back) = 'True' <text:s text:c="11"/>1.0 : 5.0 <text:s text:c="3"/>= <text:s text:c="3"/>217.3 : 1.0</text:p>
      <text:p text:style-name="Preformatted_20_Text">contains(never come back) = 'True' <text:s text:c="11"/>1.0 : 5.0 <text:s text:c="3"/>= <text:s text:c="3"/>180.6 : 1.0</text:p>
      <text:p text:style-name="Preformatted_20_Text">contains(definitely go back) = 'True' <text:s text:c="11"/>4.0 : 1.0 <text:s text:c="3"/>= <text:s text:c="3"/>148.0 : 1.0</text:p>
      <text:p text:style-name="Preformatted_20_Text"><text:s/>contains(never go back) = 'True' <text:s text:c="11"/>1.0 : 4.0 <text:s text:c="3"/>= <text:s text:c="3"/>134.2 : 1.0</text:p>
      <text:p text:style-name="Preformatted_20_Text">contains(definitely come back) = 'True' <text:s text:c="11"/>4.0 : 1.0 <text:s text:c="3"/>= <text:s text:c="3"/>115.7 : 1.0</text:p>
      <text:p text:style-name="Preformatted_20_Text"><text:s text:c="2"/>contains(ever go back) = 'True' <text:s text:c="11"/>1.0 : 4.0 <text:s text:c="3"/>= <text:s text:c="4"/>84.0 : 1.0</text:p>
      <text:p text:style-name="Preformatted_20_Text">contains(say enough good) = 'True' <text:s text:c="11"/>5.0 : 2.0 <text:s text:c="3"/>= <text:s text:c="4"/>71.8 : 1.0</text:p>
      <text:p text:style-name="Preformatted_20_Text">contains(enough good things) = 'True' <text:s text:c="11"/>5.0 : 2.0 <text:s text:c="3"/>= <text:s text:c="4"/>71.4 : 1.0</text:p>
      <text:p text:style-name="Preformatted_20_Text">contains(would never go) = 'True' <text:s text:c="11"/>1.0 : 5.0 <text:s text:c="3"/>= <text:s text:c="4"/>64.7 : 1.0</text:p>
      <text:p text:style-name="Preformatted_20_Text">contains(worth every penny) = 'True' <text:s text:c="11"/>5.0 : 1.0 <text:s text:c="3"/>= <text:s text:c="4"/>51.4 : 1.0</text:p>
      <text:p text:style-name="Preformatted_20_Text">contains(also really good) = 'True' <text:s text:c="11"/>4.0 : 1.0 <text:s text:c="3"/>= <text:s text:c="4"/>42.9 : 1.0</text:p>
      <text:p text:style-name="Preformatted_20_Text">contains(would definitely come) = 'True' <text:s text:c="11"/>4.0 : 2.0 <text:s text:c="3"/>= <text:s text:c="4"/>36.2 : 1.0</text:p>
      <text:p text:style-name="Preformatted_20_Text">contains(cannot go wrong) = 'True' <text:s text:c="11"/>5.0 : 2.0 <text:s text:c="3"/>= <text:s text:c="4"/>34.7 : 1.0</text:p>
      <text:p text:style-name="Preformatted_20_Text">contains(would definitely go) = 'True' <text:s text:c="11"/>4.0 : 1.0 <text:s text:c="3"/>= <text:s text:c="4"/>33.9 : 1.0</text:p>
      <text:p text:style-name="Preformatted_20_Text">contains(best dining experiences) = 'True' <text:s text:c="11"/>5.0 : 3.0 <text:s text:c="3"/>= <text:s text:c="4"/>31.3 : 1.0</text:p>
      <text:p text:style-name="Preformatted_20_Text">contains(back next time) = 'True' <text:s text:c="11"/>5.0 : 1.0 <text:s text:c="3"/>= <text:s text:c="4"/>29.3 : 1.0</text:p>
      <text:p text:style-name="Preformatted_20_Text">contains(would definitely recommend) = 'True' <text:s text:c="11"/>4.0 : 1.0 <text:s text:c="3"/>= <text:s text:c="4"/>28.9 : 1.0</text:p>
      <text:p text:style-name="Preformatted_20_Text">contains(probably go back) = 'True' <text:s text:c="11"/>3.0 : 5.0 <text:s text:c="3"/>= <text:s text:c="4"/>26.6 : 1.0</text:p>
      <text:p text:style-name="Preformatted_20_Text">contains(would probably go) = 'True' <text:s text:c="11"/>3.0 : 1.0 <text:s text:c="3"/>= <text:s text:c="4"/>24.3 : 1.0</text:p>
      <text:p text:style-name="Preformatted_20_Text">contains(might come back) = 'True' <text:s text:c="11"/>3.0 : 5.0 <text:s text:c="3"/>= <text:s text:c="4"/>23.5 : 1.0</text:p>
      <text:p text:style-name="Preformatted_20_Text">contains(cannot say enough) = 'True' <text:s text:c="11"/>5.0 : 1.0 <text:s text:c="3"/>= <text:s text:c="4"/>23.2 : 1.0</text:p>
      <text:p text:style-name="Preformatted_20_Text">contains(minus one star) = 'True' <text:s text:c="11"/>4.0 : 5.0 <text:s text:c="3"/>= <text:s text:c="4"/>22.5 : 1.0</text:p>
      <text:p text:style-name="Preformatted_20_Text">contains(probably come back) = 'True' <text:s text:c="11"/>3.0 : 5.0 <text:s text:c="3"/>= <text:s text:c="4"/>21.7 : 1.0</text:p>
      <text:p text:style-name="Preformatted_20_Text"><text:soft-page-break/>contains(tables around us) = 'True' <text:s text:c="11"/>1.0 : 5.0 <text:s text:c="3"/>= <text:s text:c="4"/>21.3 : 1.0</text:p>
      <text:p text:style-name="Preformatted_20_Text">contains(also highly recommend) = 'True' <text:s text:c="11"/>5.0 : 2.0 <text:s text:c="3"/>= <text:s text:c="4"/>18.3 : 1.0</text:p>
      <text:p text:style-name="Preformatted_20_Text"><text:s text:c="2"/>contains(go back next) = 'True' <text:s text:c="11"/>5.0 : 2.0 <text:s text:c="3"/>= <text:s text:c="4"/>15.9 : 1.0</text:p>
      <text:p text:style-name="Preformatted_20_Text">contains(definitely coming back) = 'True' <text:s text:c="11"/>5.0 : 3.0 <text:s text:c="3"/>= <text:s text:c="4"/>15.6 : 1.0</text:p>
      <text:p text:style-name="Preformatted_20_Text">contains(highly recommend coming) = 'True' <text:s text:c="11"/>5.0 : 3.0 <text:s text:c="3"/>= <text:s text:c="4"/>15.5 : 1.0</text:p>
      <text:p text:style-name="Preformatted_20_Text">contains(pork belly buns) = 'True' <text:s text:c="11"/>4.0 : 1.0 <text:s text:c="3"/>= <text:s text:c="4"/>15.4 : 1.0</text:p>
      <text:p text:style-name="Preformatted_20_Text">contains(lobster roe noodles) = 'True' <text:s text:c="11"/>5.0 : 1.0 <text:s text:c="3"/>= <text:s text:c="4"/>13.3 : 1.0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04:40:34.064164773</meta:creation-date>
    <dc:date>2018-05-09T04:57:48.377043948</dc:date>
    <meta:editing-duration>PT4M1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55" meta:word-count="1710" meta:character-count="11087" meta:non-whitespace-character-count="6956"/>
  </office:meta>
</office:document-meta>
</file>